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36e50" officeooo:paragraph-rsid="00136e50"/>
    </style:style>
    <style:style style:name="P2" style:family="paragraph" style:parent-style-name="Text_20_body">
      <style:text-properties officeooo:rsid="00152172" officeooo:paragraph-rsid="00152172"/>
    </style:style>
    <style:style style:name="P3" style:family="paragraph" style:parent-style-name="Text_20_body">
      <style:text-properties officeooo:paragraph-rsid="00174084"/>
    </style:style>
    <style:style style:name="P4" style:family="paragraph" style:parent-style-name="Text_20_body">
      <style:text-properties officeooo:paragraph-rsid="0019320c"/>
    </style:style>
    <style:style style:name="P5" style:family="paragraph" style:parent-style-name="Text_20_body">
      <style:text-properties officeooo:paragraph-rsid="001abebe"/>
    </style:style>
    <style:style style:name="P6" style:family="paragraph" style:parent-style-name="Text_20_body">
      <style:text-properties officeooo:rsid="0015ff8d" officeooo:paragraph-rsid="0015ff8d"/>
    </style:style>
    <style:style style:name="P7" style:family="paragraph" style:parent-style-name="Text_20_body">
      <style:text-properties officeooo:rsid="0015ff8d" officeooo:paragraph-rsid="001d3ae6"/>
    </style:style>
    <style:style style:name="P8" style:family="paragraph" style:parent-style-name="Text_20_body">
      <style:text-properties officeooo:paragraph-rsid="001df514"/>
    </style:style>
    <style:style style:name="P9" style:family="paragraph" style:parent-style-name="Text_20_body">
      <style:text-properties officeooo:rsid="0019320c" officeooo:paragraph-rsid="001d6a96"/>
    </style:style>
    <style:style style:name="P10" style:family="paragraph" style:parent-style-name="Text_20_body">
      <style:text-properties officeooo:rsid="001f2b47" officeooo:paragraph-rsid="001f2b47"/>
    </style:style>
    <style:style style:name="P11" style:family="paragraph" style:parent-style-name="Text_20_body">
      <style:text-properties officeooo:rsid="00219bbb" officeooo:paragraph-rsid="00219bbb"/>
    </style:style>
    <style:style style:name="P12" style:family="paragraph" style:parent-style-name="Text_20_body">
      <style:text-properties officeooo:rsid="00219bbb" officeooo:paragraph-rsid="002beedb"/>
    </style:style>
    <style:style style:name="P13" style:family="paragraph" style:parent-style-name="Text_20_body">
      <style:text-properties officeooo:rsid="0022ed2a" officeooo:paragraph-rsid="0022ed2a"/>
    </style:style>
    <style:style style:name="P14" style:family="paragraph" style:parent-style-name="Text_20_body">
      <style:text-properties officeooo:rsid="0023d4d6" officeooo:paragraph-rsid="0023d4d6"/>
    </style:style>
    <style:style style:name="P15" style:family="paragraph" style:parent-style-name="Text_20_body">
      <style:text-properties officeooo:rsid="00241d04" officeooo:paragraph-rsid="00241d04"/>
    </style:style>
    <style:style style:name="P16" style:family="paragraph" style:parent-style-name="Text_20_body">
      <style:text-properties officeooo:rsid="00253b66" officeooo:paragraph-rsid="00253b66"/>
    </style:style>
    <style:style style:name="P17" style:family="paragraph" style:parent-style-name="Text_20_body">
      <style:text-properties officeooo:rsid="002636ef" officeooo:paragraph-rsid="002636ef"/>
    </style:style>
    <style:style style:name="P18" style:family="paragraph" style:parent-style-name="Text_20_body">
      <style:text-properties officeooo:rsid="0026bfab" officeooo:paragraph-rsid="0026bfab"/>
    </style:style>
    <style:style style:name="P19" style:family="paragraph" style:parent-style-name="Text_20_body">
      <style:text-properties officeooo:rsid="0026d616" officeooo:paragraph-rsid="0026d616"/>
    </style:style>
    <style:style style:name="P20" style:family="paragraph" style:parent-style-name="Text_20_body">
      <style:text-properties officeooo:rsid="0028311e" officeooo:paragraph-rsid="0028311e"/>
    </style:style>
    <style:style style:name="P21" style:family="paragraph" style:parent-style-name="Text_20_body">
      <style:text-properties officeooo:paragraph-rsid="00288bd1"/>
    </style:style>
    <style:style style:name="P22" style:family="paragraph" style:parent-style-name="Text_20_body">
      <style:text-properties officeooo:rsid="002c86d7" officeooo:paragraph-rsid="002c86d7"/>
    </style:style>
    <style:style style:name="P23" style:family="paragraph" style:parent-style-name="Text_20_body">
      <style:text-properties officeooo:rsid="002a1155" officeooo:paragraph-rsid="002beedb"/>
    </style:style>
    <style:style style:name="P24" style:family="paragraph" style:parent-style-name="Text_20_body">
      <style:text-properties style:font-name="sans-serif" fo:font-size="14.25pt" officeooo:paragraph-rsid="00288bd1"/>
    </style:style>
    <style:style style:name="P25" style:family="paragraph" style:parent-style-name="Text_20_body">
      <style:text-properties style:font-name="sans-serif" fo:font-size="14.25pt" officeooo:rsid="002e6a07" officeooo:paragraph-rsid="002e6a07"/>
    </style:style>
    <style:style style:name="P26" style:family="paragraph" style:parent-style-name="Standard">
      <style:text-properties officeooo:rsid="00136e50" officeooo:paragraph-rsid="00136e50"/>
    </style:style>
    <style:style style:name="P27" style:family="paragraph" style:parent-style-name="Text_20_body">
      <style:text-properties style:font-name="sans-serif" fo:font-size="14.25pt" officeooo:rsid="002e6a07" officeooo:paragraph-rsid="002e6a07"/>
    </style:style>
    <style:style style:name="P28" style:family="paragraph" style:parent-style-name="Text_20_body">
      <style:text-properties style:font-name="sans-serif" fo:font-size="14.25pt" officeooo:rsid="003145fe" officeooo:paragraph-rsid="003145fe"/>
    </style:style>
    <style:style style:name="T1" style:family="text">
      <style:text-properties officeooo:rsid="00152172"/>
    </style:style>
    <style:style style:name="T2" style:family="text">
      <style:text-properties officeooo:rsid="00174084"/>
    </style:style>
    <style:style style:name="T3" style:family="text">
      <style:text-properties officeooo:rsid="0019320c"/>
    </style:style>
    <style:style style:name="T4" style:family="text">
      <style:text-properties officeooo:rsid="00152172" fo:background-color="#ffff00" loext:char-shading-value="0"/>
    </style:style>
    <style:style style:name="T5" style:family="text">
      <style:text-properties officeooo:rsid="001d3ae6"/>
    </style:style>
    <style:style style:name="T6" style:family="text">
      <style:text-properties officeooo:rsid="0020e4ee"/>
    </style:style>
    <style:style style:name="T7" style:family="text">
      <style:text-properties fo:font-weight="bold" style:font-weight-asian="bold" style:font-weight-complex="bold"/>
    </style:style>
    <style:style style:name="T8" style:family="text">
      <style:text-properties officeooo:rsid="00288bd1"/>
    </style:style>
    <style:style style:name="T9" style:family="text">
      <style:text-properties style:font-name="Liberation Serif" fo:font-size="10pt" officeooo:rsid="00288bd1" style:font-size-asian="10pt" style:font-size-complex="10pt"/>
    </style:style>
    <style:style style:name="T10" style:family="text">
      <style:text-properties officeooo:rsid="002a1155"/>
    </style:style>
    <style:style style:name="T11" style:family="text">
      <style:text-properties officeooo:rsid="001f2b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Ошибки в libft</text:p>
      <text:h text:style-name="Heading_20_1" text:outline-level="1">Первая.</text:h>
      <text:p text:style-name="P1">На стр.8 задания проета написано: «V.2 <text:s/>Part 1 - Libc functions</text:p>
      <text:p text:style-name="P1">In this first part, you must re-code a set of the libc functions, as defined in their man. Your functions will need to present the same prototype and behaviors as the originals».</text:p>
      <text:p text:style-name="P2">Перевести можно так: «В этой первой части вы должны перекодировать набор функций libc, как определено в их man. Ваши функции должны будут представлять тот же прототип и поведение, что и оригиналы».</text:p>
      <text:p text:style-name="P3"><text:span text:style-name="T1">Итак есть определение функции из libc такое, которое определено в man*, именно его нужно перекодировать. Поимённый перечень функций, как становиться известно из задания проекта, представлен чуть ниже. Man – это не конкретное воплощение чего-либо в коде, и это не щапись из стандарта языка, это такой тип разработческой документации, зависимый от операционной системы, который описывает явление. Чтобы обойти вопрос о том, какой именно man имеется ввиду (множество man для отдельно взятой функции из перечня, указанного в проекте libft, можт быть очень широко), в том числе мысль, что имеется ввиду только один man который есть в конкретной школе в данный год, нарочно возьму характеристику функции из стандарта. Невозможно, чтобы описание функции в man противоречило (искажало, сужало или расширяло описание или вносило в него элементы) стандарту языка Си. Возьмём C ANSI-ISO 9899 1990 и функцию putchar. (Собственно ровно то же написано в стандарте 1999 года): «The putchar function returns the character written. If a write error occurs, the error indicator for the stream is set and putchar returns EOF». Обращаю внимание на константу EOF. Стандартом она явно не задана, и знаем мы о ней из контесктных определений лишь нечто подобное: что это результат, который возвращает </text:span><text:span text:style-name="T4">fgets и подобные функции.</text:span><text:span text:style-name="T1"> Установить подробнее единственное значение для такой константы исходя из определений функций, которые должны раскрывать содержание EOF не представляется возможным. Из Википедии можно узнать следующее: «The actual value of EOF is implementation-dependent (but is commonly -1, such as in glibc[2]) and is distinct from all valid character codes». Т.е. настоящее значение зависит от реализации, но чаще всего принимает -1. При этом мы знаем, что библиотека, содержащая макроопределение этой константы – </text:span>&lt;stdio.h&gt;, <text:span text:style-name="T2">использование этой системной библиотеки запрещено в проекте libft. Если в дальнейшем её использовать, то придётся использовать писать </text:span></text:p>
      <text:p text:style-name="P4">#undef <text:span text:style-name="T3">EOF</text:span></text:p>
      <text:p text:style-name="P9">#define EOF (-1)<text:line-break/>в заголовочном файле проета. Или делать код заголовочного зависимым от того, используется ли &lt;stdio.h&gt; и константа EOF. </text:p>
      <text:p text:style-name="P8"><text:span text:style-name="T3">При этом на самом деле нужно следовать определению EOF, как результата возвращаемого значения функций.Из «The C99 standard does not guarantee that EOF is distinguishable from a character in thi case [ISO/IEC 9899:1999]. As a result, it is necessary to use the feof() and ferror() </text:span><text:soft-page-break/><text:span text:style-name="T3">functions to test the end-of-ﬁle and error Indicators for a stream on such systems [Kettlewell]». (Robert C. Seacord, «The CERT C Secure Coding Standard»**) это становиться ясно ещё более. <text:s/>Или найти более простой обход. Возникает вопрос: а как сделать так, чтобы в моей программе была определена константа, значение которой зависит от машины, на которой программа будет запущена после компиляции? Т.е. должен найтись механизм, который в промежуток между превращением исходного кода программы в бинарный файл находит значение этой константы и вставляет в нужное место.</text:span></text:p>
      <text:p text:style-name="P5">______</text:p>
      <text:p text:style-name="P6">*«A man page (short for manual page) is a form of software documentation usually found on a Unix or Unix-like operating system».</text:p>
      <text:p text:style-name="P7">** <text:span text:style-name="T5">Ровно об этом говориться в сноске параграфа про функцию fgets(): «An end-of-file and a read error can be distinguished by use of the feof and ferror functions».</text:span></text:p>
      <text:h text:style-name="Heading_20_1" text:outline-level="1">Вторая</text:h>
      <text:p text:style-name="P2"><text:span text:style-name="T7">ftothmur</text:span> 6 days ago</text:p>
      <text:p text:style-name="P2">Из файла задания по libft (стр 7) сказано:</text:p>
      <text:p text:style-name="P2">"• If you need sub-functions to write a complex function, you must define these subfunctions</text:p>
      <text:p text:style-name="P2">as static as stipulated in the Norm",</text:p>
      <text:p text:style-name="P2">что значит приблизительно следующее:</text:p>
      <text:p text:style-name="P2">"• Если вам нужны подфункции для написания сложной функции, вы должны определить эти подфункции как статические, как указано в Норме".</text:p>
      <text:p text:style-name="P2">Где в норме это сказано? Поиск по subfunctions или по static в norme.en.pdf (ver 2.0.2) результатов не даёт.</text:p>
      <text:p text:style-name="P2"><text:span text:style-name="T7">dfrost</text:span>-a 6 days ago</text:p>
      <text:p text:style-name="P2">Тебе нужно будет в названия твоих доп. функций написать. Например, static int yourfucntion(...)</text:p>
      <text:p text:style-name="P2">Это нужно, чтобы твои доп. функции работали бы только в рамках одной функции</text:p>
      <text:p text:style-name="P2"><text:span text:style-name="T7">jjacobso</text:span> 6 days ago</text:p>
      <text:p text:style-name="P2">Они прост ов очередной раз простя соблюдать норму. Это ради этой строчки We cannot stick a declaration and an initialisation on the same line, except for global variables and static variables. (edited)</text:p>
      <text:p text:style-name="P2"><text:span text:style-name="T7">ftothmur</text:span> 6 days ago</text:p>
      <text:p text:style-name="P2">@jjacobso я хотел бы знать ошиблись ли составители задание в этой части задания. Они требуют, чтобы подфункция была определена в том же файле, что и использующая её функция и дальше сообщают, что это указано в Норме. Этого упоминания в норме я не вижу. Ты говоришь, что это отсылка к строке на 4 странице (4 от конца), в которой говориться что в <text:soft-page-break/>обной строке невозможны одновременно инициализация и объявление, кроме глобальных и статических переменных. Но я не вижу связию</text:p>
      <text:p text:style-name="P2"><text:span text:style-name="T7">ftothmur</text:span> 6 days ago</text:p>
      <text:p text:style-name="P2">Квалификатор static это же не объявление и не инициализация...</text:p>
      <text:p text:style-name="P2">Функцию вообще вроде бы нельзя инициализировать. Тогда этот запрет всегда исполнен. Зачем об этом писать? Вроде как иногда писать что что-то есть или чего-то нетю</text:p>
      <text:p text:style-name="P2"><text:span text:style-name="T7">ftothmur</text:span> 6 days ago</text:p>
      <text:p text:style-name="P2">@dfrost-a да эту часть я понял, исходя в том числе из ссылки на описание статической функции в задании. Меня именно беспокоит, что в задании предположтительно пустой, ненужный или ошибочный кусок текста присутствует. Если это ошибка, её нужно исправить.</text:p>
      <text:p text:style-name="P2"><text:span text:style-name="T7">dfrost</text:span>-a 6 days ago</text:p>
      <text:p text:style-name="P2">Возможно есть где-то более новая версия нормы, где об этом напрямую сказано. Так или иначе в этом задании говорят о том, что нужно использовать static для sub-functions.</text:p>
      <text:p text:style-name="P2"><text:span text:style-name="T7">ftothmur</text:span> 6 days ago</text:p>
      <text:p text:style-name="P2">Может быть, пробовал новее нормы найти, но не выходит</text:p>
      <text:p text:style-name="P26"/>
      <text:h text:style-name="Heading_20_1" text:outline-level="1">Третья</text:h>
      <text:p text:style-name="P10">Воспроизвести putchar(), которая работает со всем множеством unsigned char невозможно за пределами ASCII ввиду того, что write() по умолчанию работает с ASCII. Других функций кроме valloc() и free() <text:span text:style-name="T6">не </text:span>разрешено, а разрешённые не позволяют использовать другие LC_CTYPE.</text:p>
      <text:p text:style-name="P10"/>
      <text:p text:style-name="P11">Я могу поставить зачёт, но мулинетта завалит. Тут важно отличать самостоятепльное мнение человека от мнения о мнении мулинетты. </text:p>
      <text:p text:style-name="P12">Можно дойти до такого состояния в обсуждении, что человек сомневается верно ваше решение в коде или нет. 50/50. И вопрос к вам: как сдвинуть вероятность в любую из сторон, чтобы можно было определить засчитывать жэту часть задания или нет? Отчасти здесь наверное определяется уровень токсичности. Когда неопределённость трактуется как ошибка программитса. <text:span text:style-name="T10">Эпистемология. Уличная эпистемология. </text:span></text:p>
      <text:p text:style-name="P23">Эпистемология. Уличная эпистемология. Что является главным в определении уверенности код верный или неверный. Что самое главное в этой уверенности. Что может изменить в ту или иную сторону.</text:p>
      <text:p text:style-name="P22">Дюди увлекаются задавать модные вопросы например гвооря о воспроизведении функций. При этом забывая то, что некоторые функции треббуют проверки работы с ERROR или <text:s/><text:span text:style-name="T11">LC_CTYPE</text:span></text:p>
      <text:p text:style-name="P11"><text:soft-page-break/>Воспроизвести функцию, как на даннной машине. Такого задания нет. А если бы было, то какие критерии воспроизведения? Скорость работы например учитывалась бы? Про детали чуть больше скажу в разборе ошибок. В действтительности есть требование к воссоздание функции по руководству. Это совсем иное.</text:p>
      <text:p text:style-name="P11">ft_strnew(SIZE_MAX) поведение функции, если в коде есть (SIZE_MAX + 1)</text:p>
      <text:p text:style-name="P13">Критерий static функция должна ыть или отдельным файлом. И можно ли засчитать каждую отдельную функцию как новую. </text:p>
      <text:p text:style-name="P13">Не задавать вопросы, если код удовлетворяет критериям тестов верно или нет? Т.е. выходит в случае, если тесты достаточное условие пправильносити кода, то как это стало ясно? И те, кто сделал проходящий тесты код, находтся в выгодном положении не иметь вопрос по коду. Хотя код может быть неверным. Что делать чтобы изменить положение?</text:p>
      <text:p text:style-name="P14">Сравнение с реализацией функции на данной машине не соотчествует заданию. Верно, что если на ВСЁМ множестве входных параметров функция студента выдаёт тот же результат, то это достаточно, чтобы данная реализация была признана верной. Но неверно, что это необходимое условие.</text:p>
      <text:p text:style-name="P15">Считать руссуждения о коде необоснованным, и не замечать, что за главный критерий взята своя интуиция без возможности разукрупнить это основание – ошибка. Хорошим тоном считаю было бы максимально применить явно прописанные логические верные высказывания о коде, и учесть, что используемые понятия, которые имеют неопределённое значение обязательно дают неоднозначное толкование критериев в целом. И именно в ходе обсуждения можно хотя бы немного хотя бы для жанной пары лиц уточнить формулировки.</text:p>
      <text:p text:style-name="P16">Требования задания – не математический формализм. К горю или счастью.</text:p>
      <text:p text:style-name="P17">Пробобвать не соглашаться с тестами хорощо бы признать нормой или хотя бы допустимым.</text:p>
      <text:p text:style-name="P17">Экспериментируйте на Бассейне Перезаливке. За 2 минуты можно получить мнение мулинетты.</text:p>
      <text:p text:style-name="P17">Как оставлять комментарии.</text:p>
      <text:p text:style-name="P18">Признавайте о описывайте интересные решения.</text:p>
      <text:p text:style-name="P19">Надежные места моего послания, и вероятные – надо разделить. Также общие и по отдельным функциям.</text:p>
      <text:p text:style-name="P20">Не исполнение требований man но проходящий тесты код. Что это?</text:p>
      <text:p text:style-name="P20"/>
      <text:p text:style-name="P21"><text:span text:style-name="T8">Помним, что у проекта есть цель:</text:span><text:span text:style-name="T9"> The aim of this project is to code aClibrary regrouping usual functions thatyou’ll be allowed to use in all your other projects. Целью этого проекта является кодирование библиотеки для перегруппировки обычных функций, которые вам будет разрешено использовать во всех других ваших проектах.</text:span></text:p>
      <text:p text:style-name="P24"/>
      <text:p text:style-name="P24"/>
      <text:p text:style-name="P24"><text:soft-page-break/></text:p>
      <text:p text:style-name="P25">Какие функции оьбязаны иметь конец строки, а какие нет</text:p>
      <text:p text:style-name="P25">A string mustALWAYSend with a’\0’, even if it is not included in the function’sdescription, unless explicitly stated otherwise.</text:p>
      <text:p text:style-name="P25"/>
      <text:p text:style-name="P25"/>
      <text:p text:style-name="P28">Заголовочный файл</text:p>
      <text:p text:style-name="P28">Там написано:</text:p>
      <text:p text:style-name="P28">"Preprocessor constants (or #define) you create must be used only for associateliteral and constant values."Переводим:</text:p>
      <text:p text:style-name="P28">"Константы препроцессора (или #define), которые вы создаете, должны использоваться только для ассоциативных и константных значений."Что такое конатсанты препроцессора? Вот нашёл упоминание: https://www.cprogramming.com/tutorial/cpreprocessor.htmlИз статьи моджно узнать, что препроцессор содержит по менньшей мере три основных применения (три сущности)</text:p>
      <text:p text:style-name="P28">"There are essentially three uses of the preprocessor--directives, constants, and macros. "</text:p>
      <text:p text:style-name="P28">"Существуют три основных применения препроцессора: директивы, константы и макросы."Это константа:</text:p>
      <text:p text:style-name="P28">#define [identifier name] [value]А это макрос:</text:p>
      <text:p text:style-name="P28">#define MACRO_NAME(arg1, arg2, ...) [code to expand to]А вот и производные:</text:p>
      <text:p text:style-name="P28">" Directives are commands that tell the preprocessor to skip part of a file, include another file, or define a constant or macro. Directives always begin with a sharp sign (#) and for readability should be placed flush to the left of the page. All other uses of the preprocessor involve processing #define'd constants or macros. Typically, constants and macros are written in ALL CAPS to indicate they are special (as we will see). ""Директивы - это команды, которые предписывают препроцессору пропустить часть <text:soft-page-break/>файла, включить другой файл или определить константу или макрос. Директивы всегда начинаются с четкого знака (#), и для удобства чтения их следует размещать заподлицо с левой стороны страницы. Все остальные виды использования препроцессора включают обработку # define'd констант или макросов. Как правило, константы и макросы записываются во ВСЕХ КАПАНАХ, чтобы указать, что они особенные (как мы увидим)."</text:p>
      <text:p text:style-name="P28">___</text:p>
      <text:p text:style-name="P28">Не вижу основания считать, что в препроцессоре разрешены только констант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1T23:35:23.856277259</meta:creation-date>
    <dc:date>2019-03-14T09:12:15.244802504</dc:date>
    <meta:editing-duration>PT20H4M31S</meta:editing-duration>
    <meta:editing-cycles>23</meta:editing-cycles>
    <meta:generator>LibreOffice/5.1.6.2$Linux_X86_64 LibreOffice_project/10m0$Build-2</meta:generator>
    <meta:document-statistic meta:table-count="0" meta:image-count="0" meta:object-count="0" meta:page-count="6" meta:paragraph-count="69" meta:word-count="1683" meta:character-count="11366" meta:non-whitespace-character-count="9740"/>
  </office:meta>
</office:document-meta>
</file>